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2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607cm" fo:min-width="1.226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0" style:family="graphic" style:parent-style-name="objectwithoutfill">
      <style:graphic-properties draw:stroke="dash" draw:stroke-dash="Dashed_20__28_var_29_" svg:stroke-color="#000000" draw:marker-start="Arrow" draw:marker-start-width="0.305cm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4.064cm" svg:x="7.384cm" svg:y="7.35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1cm" svg:y="1cm">
          <text:p text:style-name="P1"><text:span text:style-name="T1">Docker container:</text:span><text:span text:style-name="T1"><text:line-break/></text:span><text:span text:style-name="T1">senzing/g2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1.009cm" svg:y="4.175cm">
          <text:p text:style-name="P1"><text:span text:style-name="T1">Docker container:</text:span></text:p>
          <text:p text:style-name="P1"><text:span text:style-name="T1">senzing/db2-express-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.009cm" svg:y="7.35cm">
          <text:p text:style-name="P1"><text:span text:style-name="T1">Docker container:</text:span></text:p>
          <text:p text:style-name="P1"><text:span text:style-name="T1">senzing/db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.35cm" svg:y="4.175cm">
          <text:p text:style-name="P1"><text:span text:style-name="T1">Docker container:</text:span></text:p>
          <text:p text:style-name="P1"><text:span text:style-name="T1">senzing/python-dem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725cm" svg:height="1.37cm" svg:x="3.994cm" svg:y="5.164cm">
          <text:p text:style-name="P4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draw:layer="layout" svg:width="4.445cm" svg:height="0.762cm" svg:x="1.166cm" svg:y="2.522cm">
          <text:p text:style-name="P4"><text:span text:style-name="T2">G2Loader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4.445cm" svg:height="0.762cm" svg:x="7.591cm" svg:y="5.44cm">
          <text:p text:style-name="P4"><text:span text:style-name="T2">app.py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4.937cm" svg:y1="3.286cm" svg:x2="4.937cm" svg:y2="5.191cm">
          <text:p/>
        </draw:line>
        <draw:line draw:style-name="gr6" draw:text-style-name="P7" draw:layer="layout" svg:x1="5.572cm" svg:y1="5.826cm" svg:x2="7.604cm" svg:y2="5.826cm">
          <text:p/>
        </draw:line>
        <draw:line draw:style-name="gr6" draw:text-style-name="P7" draw:layer="layout" svg:x1="4.937cm" svg:y1="7.35cm" svg:x2="4.937cm" svg:y2="6.461cm">
          <text:p/>
        </draw:line>
        <draw:custom-shape draw:style-name="gr7" draw:text-style-name="P6" draw:layer="layout" svg:width="3.81cm" svg:height="0.762cm" svg:x="7.938cm" svg:y="9.22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81cm" svg:height="0.762cm" svg:x="7.938cm" svg:y="10.24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81cm" svg:height="0.762cm" svg:x="7.938cm" svg:y="8.22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.35cm" svg:y="1cm">
          <text:p text:style-name="P1"><text:span text:style-name="T1">Docker container:</text:span><text:span text:style-name="T1"><text:line-break/></text:span><text:span text:style-name="T1">senzing/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4.445cm" svg:height="0.762cm" svg:x="7.612cm" svg:y="2.571cm">
          <text:p text:style-name="P4"><text:span text:style-name="T2">G2Command.py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7.604cm" svg:y1="3.286cm" svg:x2="5.445cm" svg:y2="5.1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3-19T16:13:58.597170250</dc:date>
    <meta:editing-duration>PT1H28M9S</meta:editing-duration>
    <meta:editing-cycles>31</meta:editing-cycles>
    <meta:generator>LibreOffice/6.0.7.3$Linux_X86_64 LibreOffice_project/00m0$Build-3</meta:generator>
    <meta:document-statistic meta:object-count="17"/>
  </office:meta>
</office:document-meta>
</file>